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7402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0.689in"/>
    </style:style>
    <style:style style:name="co4" style:family="table-column">
      <style:table-column-properties fo:break-before="auto" style:column-width="0.3984in"/>
    </style:style>
    <style:style style:name="co5" style:family="table-column">
      <style:table-column-properties fo:break-before="auto" style:column-width="0.7819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49" table:default-cell-style-name="Default"/>
        <table:table-row table:style-name="ro1">
          <table:table-cell office:value-type="string">
            <text:p>#NODEID</text:p>
          </table:table-cell>
          <table:table-cell office:value-type="string">
            <text:p>BLOCKMISMATCH</text:p>
          </table:table-cell>
          <table:table-cell office:value-type="string">
            <text:p>NODATA</text:p>
          </table:table-cell>
          <table:table-cell office:value-type="string">
            <text:p>FAIL</text:p>
          </table:table-cell>
          <table:table-cell office:value-type="string">
            <text:p>SUCCESS</text:p>
          </table:table-cell>
          <table:table-cell office:value-type="string">
            <text:p>TOTAL</text:p>
          </table:table-cell>
          <table:table-cell office:value-type="string">
            <text:p>BLOCKMISMATCH</text:p>
          </table:table-cell>
          <table:table-cell office:value-type="string">
            <text:p>NODATA</text:p>
          </table:table-cell>
          <table:table-cell office:value-type="string">
            <text:p>FAIL</text:p>
          </table:table-cell>
          <table:table-cell office:value-type="string">
            <text:p>SUCCESS</text:p>
          </table:table-cell>
          <table:table-cell office:value-type="string">
            <text:p>FAIL</text:p>
          </table:table-cell>
          <table:table-cell table:number-columns-repeated="24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table:formula="oooc:=100*([.B2]/[.F2])" office:value-type="float" office:value="1.19047619047619">
            <text:p>1.19</text:p>
          </table:table-cell>
          <table:table-cell table:formula="oooc:=100*([.C2]/[.F2])" office:value-type="float" office:value="7.73809523809524">
            <text:p>7.74</text:p>
          </table:table-cell>
          <table:table-cell table:formula="oooc:=100*([.D2]/[.F2])" office:value-type="float" office:value="8.92857142857143">
            <text:p>8.93</text:p>
          </table:table-cell>
          <table:table-cell table:formula="oooc:=100*([.E2]/([.F2] - [.D2] - [.C2]))" office:value-type="float" office:value="98.5714285714286">
            <text:p>98.57</text:p>
          </table:table-cell>
          <table:table-cell table:formula="oooc:=(100-[.J2])" office:value-type="float" office:value="1.42857142857142">
            <text:p>1.43</text:p>
          </table:table-cell>
          <table:table-cell table:number-columns-repeated="244"/>
          <table:table-cell>
            <draw:frame table:end-cell-address="Sheet1.IV18" table:end-x="4.0386in" table:end-y="0.1606in" draw:z-index="0" svg:width="3.1492in" svg:height="2.7555in" svg:x="0.889in" svg:y="0.0835in">
              <draw:object draw:notify-on-update-of-ranges="Sheet1.A1:Sheet1.J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  <table:table-cell table:formula="oooc:=100*([.B3]/[.F3])" office:value-type="float" office:value="0">
            <text:p>0</text:p>
          </table:table-cell>
          <table:table-cell table:formula="oooc:=100*([.C3]/[.F3])" office:value-type="float" office:value="9.86842105263158">
            <text:p>9.87</text:p>
          </table:table-cell>
          <table:table-cell table:formula="oooc:=100*([.D3]/[.F3])" office:value-type="float" office:value="6.57894736842105">
            <text:p>6.58</text:p>
          </table:table-cell>
          <table:table-cell table:formula="oooc:=100*([.E3]/([.F3] - [.D3] - [.C3]))" office:value-type="float" office:value="100">
            <text:p>100</text:p>
          </table:table-cell>
          <table:table-cell table:formula="oooc:=(100-[.J3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table:formula="oooc:=100*([.B4]/[.F4])" office:value-type="float" office:value="0.72992700729927">
            <text:p>0.73</text:p>
          </table:table-cell>
          <table:table-cell table:formula="oooc:=100*([.C4]/[.F4])" office:value-type="float" office:value="8.02919708029197">
            <text:p>8.03</text:p>
          </table:table-cell>
          <table:table-cell table:formula="oooc:=100*([.D4]/[.F4])" office:value-type="float" office:value="3.64963503649635">
            <text:p>3.65</text:p>
          </table:table-cell>
          <table:table-cell table:formula="oooc:=100*([.E4]/([.F4] - [.D4] - [.C4]))" office:value-type="float" office:value="99.1735537190083">
            <text:p>99.17</text:p>
          </table:table-cell>
          <table:table-cell table:formula="oooc:=(100-[.J4])" office:value-type="float" office:value="0.826446280991732">
            <text:p>0.83</text:p>
          </table:table-cell>
          <table:table-cell table:number-columns-repeated="24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table:formula="oooc:=100*([.B5]/[.F5])" office:value-type="float" office:value="0">
            <text:p>0</text:p>
          </table:table-cell>
          <table:table-cell table:formula="oooc:=100*([.C5]/[.F5])" office:value-type="float" office:value="11.9047619047619">
            <text:p>11.9</text:p>
          </table:table-cell>
          <table:table-cell table:formula="oooc:=100*([.D5]/[.F5])" office:value-type="float" office:value="3.17460317460317">
            <text:p>3.17</text:p>
          </table:table-cell>
          <table:table-cell table:formula="oooc:=100*([.E5]/([.F5] - [.D5] - [.C5]))" office:value-type="float" office:value="100">
            <text:p>100</text:p>
          </table:table-cell>
          <table:table-cell table:formula="oooc:=(100-[.J5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formula="oooc:=100*([.B6]/[.F6])" office:value-type="float" office:value="0">
            <text:p>0</text:p>
          </table:table-cell>
          <table:table-cell table:formula="oooc:=100*([.C6]/[.F6])" office:value-type="float" office:value="10.5263157894737">
            <text:p>10.53</text:p>
          </table:table-cell>
          <table:table-cell table:formula="oooc:=100*([.D6]/[.F6])" office:value-type="float" office:value="0">
            <text:p>0</text:p>
          </table:table-cell>
          <table:table-cell table:formula="oooc:=100*([.E6]/([.F6] - [.D6] - [.C6]))" office:value-type="float" office:value="100">
            <text:p>100</text:p>
          </table:table-cell>
          <table:table-cell table:formula="oooc:=(100-[.J6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formula="oooc:=100*([.B7]/[.F7])" office:value-type="float" office:value="1.66666666666667">
            <text:p>1.67</text:p>
          </table:table-cell>
          <table:table-cell table:formula="oooc:=100*([.C7]/[.F7])" office:value-type="float" office:value="15">
            <text:p>15</text:p>
          </table:table-cell>
          <table:table-cell table:formula="oooc:=100*([.D7]/[.F7])" office:value-type="float" office:value="0">
            <text:p>0</text:p>
          </table:table-cell>
          <table:table-cell table:formula="oooc:=100*([.E7]/([.F7] - [.D7] - [.C7]))" office:value-type="float" office:value="98.0392156862745">
            <text:p>98.04</text:p>
          </table:table-cell>
          <table:table-cell table:formula="oooc:=(100-[.J7])" office:value-type="float" office:value="1.9607843137255">
            <text:p>1.96</text:p>
          </table:table-cell>
          <table:table-cell table:number-columns-repeated="245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table:formula="oooc:=100*([.B8]/[.F8])" office:value-type="float" office:value="0">
            <text:p>0</text:p>
          </table:table-cell>
          <table:table-cell table:formula="oooc:=100*([.C8]/[.F8])" office:value-type="float" office:value="4.54545454545455">
            <text:p>4.55</text:p>
          </table:table-cell>
          <table:table-cell table:formula="oooc:=100*([.D8]/[.F8])" office:value-type="float" office:value="12.5">
            <text:p>12.5</text:p>
          </table:table-cell>
          <table:table-cell table:formula="oooc:=100*([.E8]/([.F8] - [.D8] - [.C8]))" office:value-type="float" office:value="100">
            <text:p>100</text:p>
          </table:table-cell>
          <table:table-cell table:formula="oooc:=(100-[.J8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139">
            <text:p>139</text:p>
          </table:table-cell>
          <table:table-cell table:formula="oooc:=100*([.B9]/[.F9])" office:value-type="float" office:value="0">
            <text:p>0</text:p>
          </table:table-cell>
          <table:table-cell table:formula="oooc:=100*([.C9]/[.F9])" office:value-type="float" office:value="7.9136690647482">
            <text:p>7.91</text:p>
          </table:table-cell>
          <table:table-cell table:formula="oooc:=100*([.D9]/[.F9])" office:value-type="float" office:value="17.2661870503597">
            <text:p>17.27</text:p>
          </table:table-cell>
          <table:table-cell table:formula="oooc:=100*([.E9]/([.F9] - [.D9] - [.C9]))" office:value-type="float" office:value="100">
            <text:p>100</text:p>
          </table:table-cell>
          <table:table-cell table:formula="oooc:=(100-[.J9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table:formula="oooc:=100*([.B10]/[.F10])" office:value-type="float" office:value="0">
            <text:p>0</text:p>
          </table:table-cell>
          <table:table-cell table:formula="oooc:=100*([.C10]/[.F10])" office:value-type="float" office:value="14.8648648648649">
            <text:p>14.86</text:p>
          </table:table-cell>
          <table:table-cell table:formula="oooc:=100*([.D10]/[.F10])" office:value-type="float" office:value="0">
            <text:p>0</text:p>
          </table:table-cell>
          <table:table-cell table:formula="oooc:=100*([.E10]/([.F10] - [.D10] - [.C10]))" office:value-type="float" office:value="100">
            <text:p>100</text:p>
          </table:table-cell>
          <table:table-cell table:formula="oooc:=(100-[.J10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formula="oooc:=100*([.B11]/[.F11])" office:value-type="float" office:value="0">
            <text:p>0</text:p>
          </table:table-cell>
          <table:table-cell table:formula="oooc:=100*([.C11]/[.F11])" office:value-type="float" office:value="11.6883116883117">
            <text:p>11.69</text:p>
          </table:table-cell>
          <table:table-cell table:formula="oooc:=100*([.D11]/[.F11])" office:value-type="float" office:value="3.8961038961039">
            <text:p>3.9</text:p>
          </table:table-cell>
          <table:table-cell table:formula="oooc:=100*([.E11]/([.F11] - [.D11] - [.C11]))" office:value-type="float" office:value="100">
            <text:p>100</text:p>
          </table:table-cell>
          <table:table-cell table:formula="oooc:=(100-[.J11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table:formula="oooc:=100*([.B12]/[.F12])" office:value-type="float" office:value="0">
            <text:p>0</text:p>
          </table:table-cell>
          <table:table-cell table:formula="oooc:=100*([.C12]/[.F12])" office:value-type="float" office:value="21.2389380530973">
            <text:p>21.24</text:p>
          </table:table-cell>
          <table:table-cell table:formula="oooc:=100*([.D12]/[.F12])" office:value-type="float" office:value="0">
            <text:p>0</text:p>
          </table:table-cell>
          <table:table-cell table:formula="oooc:=100*([.E12]/([.F12] - [.D12] - [.C12]))" office:value-type="float" office:value="100">
            <text:p>100</text:p>
          </table:table-cell>
          <table:table-cell table:formula="oooc:=(100-[.J12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 table:formula="oooc:=100*([.B13]/[.F13])" office:value-type="float" office:value="0.75187969924812">
            <text:p>0.75</text:p>
          </table:table-cell>
          <table:table-cell table:formula="oooc:=100*([.C13]/[.F13])" office:value-type="float" office:value="8.27067669172932">
            <text:p>8.27</text:p>
          </table:table-cell>
          <table:table-cell table:formula="oooc:=100*([.D13]/[.F13])" office:value-type="float" office:value="20.3007518796992">
            <text:p>20.3</text:p>
          </table:table-cell>
          <table:table-cell table:formula="oooc:=100*([.E13]/([.F13] - [.D13] - [.C13]))" office:value-type="float" office:value="98.9473684210526">
            <text:p>98.95</text:p>
          </table:table-cell>
          <table:table-cell table:formula="oooc:=(100-[.J13])" office:value-type="float" office:value="1.05263157894737">
            <text:p>1.05</text:p>
          </table:table-cell>
          <table:table-cell table:number-columns-repeated="245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table:formula="oooc:=100*([.B14]/[.F14])" office:value-type="float" office:value="1.42857142857143">
            <text:p>1.43</text:p>
          </table:table-cell>
          <table:table-cell table:formula="oooc:=100*([.C14]/[.F14])" office:value-type="float" office:value="38.5714285714286">
            <text:p>38.57</text:p>
          </table:table-cell>
          <table:table-cell table:formula="oooc:=100*([.D14]/[.F14])" office:value-type="float" office:value="0">
            <text:p>0</text:p>
          </table:table-cell>
          <table:table-cell table:formula="oooc:=100*([.E14]/([.F14] - [.D14] - [.C14]))" office:value-type="float" office:value="97.6744186046512">
            <text:p>97.67</text:p>
          </table:table-cell>
          <table:table-cell table:formula="oooc:=(100-[.J14])" office:value-type="float" office:value="2.32558139534885">
            <text:p>2.33</text:p>
          </table:table-cell>
          <table:table-cell table:number-columns-repeated="245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175">
            <text:p>175</text:p>
          </table:table-cell>
          <table:table-cell table:formula="oooc:=100*([.B15]/[.F15])" office:value-type="float" office:value="0.571428571428571">
            <text:p>0.57</text:p>
          </table:table-cell>
          <table:table-cell table:formula="oooc:=100*([.C15]/[.F15])" office:value-type="float" office:value="17.7142857142857">
            <text:p>17.71</text:p>
          </table:table-cell>
          <table:table-cell table:formula="oooc:=100*([.D15]/[.F15])" office:value-type="float" office:value="8">
            <text:p>8</text:p>
          </table:table-cell>
          <table:table-cell table:formula="oooc:=100*([.E15]/([.F15] - [.D15] - [.C15]))" office:value-type="float" office:value="99.2307692307692">
            <text:p>99.23</text:p>
          </table:table-cell>
          <table:table-cell table:formula="oooc:=(100-[.J15])" office:value-type="float" office:value="0.769230769230774">
            <text:p>0.77</text:p>
          </table:table-cell>
          <table:table-cell table:number-columns-repeated="24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159">
            <text:p>159</text:p>
          </table:table-cell>
          <table:table-cell table:formula="oooc:=100*([.B16]/[.F16])" office:value-type="float" office:value="2.51572327044025">
            <text:p>2.52</text:p>
          </table:table-cell>
          <table:table-cell table:formula="oooc:=100*([.C16]/[.F16])" office:value-type="float" office:value="46.5408805031447">
            <text:p>46.54</text:p>
          </table:table-cell>
          <table:table-cell table:formula="oooc:=100*([.D16]/[.F16])" office:value-type="float" office:value="11.3207547169811">
            <text:p>11.32</text:p>
          </table:table-cell>
          <table:table-cell table:formula="oooc:=100*([.E16]/([.F16] - [.D16] - [.C16]))" office:value-type="float" office:value="94.0298507462687">
            <text:p>94.03</text:p>
          </table:table-cell>
          <table:table-cell table:formula="oooc:=(100-[.J16])" office:value-type="float" office:value="5.97014925373134">
            <text:p>5.97</text:p>
          </table:table-cell>
          <table:table-cell table:number-columns-repeated="245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table:formula="oooc:=100*([.B17]/[.F17])" office:value-type="float" office:value="0">
            <text:p>0</text:p>
          </table:table-cell>
          <table:table-cell table:formula="oooc:=100*([.C17]/[.F17])" office:value-type="float" office:value="37.3831775700935">
            <text:p>37.38</text:p>
          </table:table-cell>
          <table:table-cell table:formula="oooc:=100*([.D17]/[.F17])" office:value-type="float" office:value="0">
            <text:p>0</text:p>
          </table:table-cell>
          <table:table-cell table:formula="oooc:=100*([.E17]/([.F17] - [.D17] - [.C17]))" office:value-type="float" office:value="100">
            <text:p>100</text:p>
          </table:table-cell>
          <table:table-cell table:formula="oooc:=(100-[.J17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#TOTAL</text:p>
          </table:table-cell>
          <table:table-cell table:formula="oooc:=SUM([.B2:.B17])" office:value-type="float" office:value="12">
            <text:p>12</text:p>
          </table:table-cell>
          <table:table-cell table:formula="oooc:=SUM([.C2:.C17])" office:value-type="float" office:value="320">
            <text:p>320</text:p>
          </table:table-cell>
          <table:table-cell table:formula="oooc:=SUM([.D2:.D17])" office:value-type="float" office:value="131">
            <text:p>131</text:p>
          </table:table-cell>
          <table:table-cell table:formula="oooc:=SUM([.E2:.E17])" office:value-type="float" office:value="1432">
            <text:p>1432</text:p>
          </table:table-cell>
          <table:table-cell table:formula="oooc:=SUM([.F2:.F17])" office:value-type="float" office:value="1895">
            <text:p>1895</text:p>
          </table:table-cell>
          <table:table-cell table:formula="oooc:=100*([.B18]/[.F18])" office:value-type="float" office:value="0.633245382585752">
            <text:p>0.63</text:p>
          </table:table-cell>
          <table:table-cell table:formula="oooc:=100*([.C18]/[.F18])" office:value-type="float" office:value="16.8865435356201">
            <text:p>16.89</text:p>
          </table:table-cell>
          <table:table-cell table:formula="oooc:=100*([.D18]/[.F18])" office:value-type="float" office:value="6.91292875989446">
            <text:p>6.91</text:p>
          </table:table-cell>
          <table:table-cell table:formula="oooc:=100*([.E18]/([.F18] - [.D18] - [.C18]))" office:value-type="float" office:value="99.1689750692521">
            <text:p>99.17</text:p>
          </table:table-cell>
          <table:table-cell table:formula="oooc:=(100-[.J18])" office:value-type="float" office:value="0.83102493074793">
            <text:p>0.83</text:p>
          </table:table-cell>
          <table:table-cell table:number-columns-repeated="24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0">04/20/2006</text:date>, <text:time>10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4-11T22:26:12</meta:creation-date>
    <dc:creator>Geoffrey Werner-Allen</dc:creator>
    <dc:date>2006-04-20T10:53:52</dc:date>
    <meta:printed-by>Geoffrey Werner-Allen</meta:printed-by>
    <meta:print-date>2006-04-11T22:35:10</meta:print-date>
    <dc:language>en-US</dc:language>
    <meta:editing-cycles>4</meta:editing-cycles>
    <meta:editing-duration>PT16M28S</meta:editing-duration>
    <meta:user-defined meta:name="Info 1"/>
    <meta:user-defined meta:name="Info 2"/>
    <meta:user-defined meta:name="Info 3"/>
    <meta:user-defined meta:name="Info 4"/>
    <meta:document-statistic meta:table-count="2" meta:cell-count="1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Tahoma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Tahoma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Tahoma" style:font-pitch-asian="variable" style:font-size-asian="9pt" style:font-family-complex="Tahoma" style:font-pitch-complex="variable" style:font-size-complex="9pt"/>
    </style:style>
    <style:style style:name="ch7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Tahoma" style:font-pitch-asian="variable" style:font-size-asian="7pt" style:font-family-complex="Tahoma" style:font-pitch-complex="variable" style:font-size-complex="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Arial" style:font-family-generic="swiss" style:font-pitch="variable" fo:font-size="6pt" style:font-family-asian="Tahoma" style:font-pitch-asian="variable" style:font-size-asian="6pt" style:font-family-complex="Tahoma" style:font-pitch-complex="variable" style:font-size-complex="6pt"/>
    </style:style>
    <style:style style:name="ch17" style:family="chart">
      <style:graphic-properties draw:stroke="none" draw:fill="none"/>
    </style:style>
    <style:style style:name="ch1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title svg:x="3.001cm" svg:y="0.14cm" chart:style-name="ch2">
          <text:p>Main Title</text:p>
        </chart:title>
        <chart:legend chart:legend-position="end" svg:x="6.256cm" svg:y="2.733cm" chart:style-name="ch3"/>
        <chart:plot-area chart:style-name="ch4" table:cell-range-address="Sheet1.$A$1:.$J$17" chart:data-source-has-labels="both" chart:table-number-list="0" svg:x="0.16cm" svg:y="0.928cm" svg:width="5.777cm" svg:height="5.932cm">
          <chart:axis chart:dimension="x" chart:name="primary-x" chart:style-name="ch5">
            <chart:title svg:x="3.13cm" svg:y="6.494cm" chart:style-name="ch6">
              <text:p>Node ID</text:p>
            </chart:title>
            <chart:categories table:cell-range-address="local-table.A2:.A17"/>
          </chart:axis>
          <chart:axis chart:dimension="y" chart:name="primary-y" chart:style-name="ch7">
            <chart:grid chart:class="major"/>
          </chart:axis>
          <chart:series chart:style-name="ch8">
            <chart:data-point chart:repeated="16"/>
          </chart:series>
          <chart:series chart:style-name="ch9">
            <chart:data-point chart:repeated="16"/>
          </chart:series>
          <chart:series chart:style-name="ch10">
            <chart:data-point chart:repeated="16"/>
          </chart:series>
          <chart:series chart:style-name="ch11">
            <chart:data-point chart:repeated="16"/>
          </chart:series>
          <chart:series chart:style-name="ch12">
            <chart:data-point chart:repeated="16"/>
          </chart:series>
          <chart:series chart:style-name="ch13">
            <chart:data-point chart:repeated="16"/>
          </chart:series>
          <chart:series chart:style-name="ch14">
            <chart:data-point chart:repeated="16"/>
          </chart:series>
          <chart:series chart:style-name="ch15">
            <chart:data-point chart:repeated="16"/>
          </chart:series>
          <chart:series chart:style-name="ch16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MISMATCH</text:p>
              </table:table-cell>
              <table:table-cell office:value-type="string">
                <text:p>NODATA</text:p>
              </table:table-cell>
              <table:table-cell office:value-type="string">
                <text:p>FAIL</text:p>
              </table:table-cell>
              <table:table-cell office:value-type="string">
                <text:p>SUCCESS</text:p>
              </table:table-cell>
              <table:table-cell office:value-type="string">
                <text:p>TOTAL</text:p>
              </table:table-cell>
              <table:table-cell office:value-type="string">
                <text:p>BLOCKMISMATCH</text:p>
              </table:table-cell>
              <table:table-cell office:value-type="string">
                <text:p>NODATA</text:p>
              </table:table-cell>
              <table:table-cell office:value-type="string">
                <text:p>FAIL</text:p>
              </table:table-cell>
              <table:table-cell office:value-type="string">
                <text:p>SUCCESS</text:p>
              </table:table-cell>
            </table:table-row>
          </table:table-header-rows>
          <table:table-rows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7.73809523809524">
                <text:p>7.73809523809524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98.5714285714286">
                <text:p>98.5714285714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9.86842105263158">
                <text:p>9.86842105263158</text:p>
              </table:table-cell>
              <table:table-cell office:value-type="float" office:value="6.57894736842105">
                <text:p>6.57894736842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0.72992700729927">
                <text:p>0.72992700729927</text:p>
              </table:table-cell>
              <table:table-cell office:value-type="float" office:value="8.02919708029197">
                <text:p>8.02919708029197</text:p>
              </table:table-cell>
              <table:table-cell office:value-type="float" office:value="3.64963503649635">
                <text:p>3.64963503649635</text:p>
              </table:table-cell>
              <table:table-cell office:value-type="float" office:value="99.1735537190083">
                <text:p>99.1735537190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2.5">
                <text:p>12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04">
                <text:p>104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7.9136690647482">
                <text:p>7.9136690647482</text:p>
              </table:table-cell>
              <table:table-cell office:value-type="float" office:value="17.2661870503597">
                <text:p>17.2661870503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4.8648648648649">
                <text:p>14.86486486486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1.6883116883117">
                <text:p>11.6883116883117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1.2389380530973">
                <text:p>21.23893805309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133">
                <text:p>133</text:p>
              </table:table-cell>
              <table:table-cell office:value-type="float" office:value="0.75187969924812">
                <text:p>0.75187969924812</text:p>
              </table:table-cell>
              <table:table-cell office:value-type="float" office:value="8.27067669172932">
                <text:p>8.27067669172932</text:p>
              </table:table-cell>
              <table:table-cell office:value-type="float" office:value="20.3007518796992">
                <text:p>20.3007518796992</text:p>
              </table:table-cell>
              <table:table-cell office:value-type="float" office:value="98.9473684210526">
                <text:p>98.94736842105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0">
                <text:p>0</text:p>
              </table:table-cell>
              <table:table-cell office:value-type="float" office:value="97.6744186046512">
                <text:p>97.67441860465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29">
                <text:p>129</text:p>
              </table:table-cell>
              <table:table-cell office:value-type="float" office:value="175">
                <text:p>17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7.7142857142857">
                <text:p>17.7142857142857</text:p>
              </table:table-cell>
              <table:table-cell office:value-type="float" office:value="8">
                <text:p>8</text:p>
              </table:table-cell>
              <table:table-cell office:value-type="float" office:value="99.2307692307692">
                <text:p>99.23076923076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159">
                <text:p>159</text:p>
              </table:table-cell>
              <table:table-cell office:value-type="float" office:value="2.51572327044025">
                <text:p>2.51572327044025</text:p>
              </table:table-cell>
              <table:table-cell office:value-type="float" office:value="46.5408805031447">
                <text:p>46.5408805031447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94.0298507462687">
                <text:p>94.02985074626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37.3831775700935">
                <text:p>37.38317757009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